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style:font-name="Linux Biolinum G" officeooo:rsid="000d2be4" officeooo:paragraph-rsid="000d2be4"/>
    </style:style>
    <style:style style:name="P2" style:family="paragraph" style:parent-style-name="Standard">
      <style:text-properties style:font-name="Linux Biolinum G"/>
    </style:style>
    <style:style style:name="P3" style:family="paragraph" style:parent-style-name="Standard">
      <style:text-properties style:font-name="Linux Biolinum G" officeooo:rsid="000f1e1f" officeooo:paragraph-rsid="000f1e1f"/>
    </style:style>
    <style:style style:name="P4" style:family="paragraph" style:parent-style-name="Standard">
      <style:text-properties style:font-name="Linux Biolinum G" officeooo:rsid="001158d5" officeooo:paragraph-rsid="001158d5"/>
    </style:style>
    <style:style style:name="P5" style:family="paragraph" style:parent-style-name="Standard">
      <style:text-properties style:font-name="Linux Biolinum G" officeooo:rsid="00153bfe" officeooo:paragraph-rsid="00153bfe"/>
    </style:style>
    <style:style style:name="P6" style:family="paragraph" style:parent-style-name="Standard">
      <style:text-properties style:font-name="Linux Biolinum G" officeooo:paragraph-rsid="0016cbb4"/>
    </style:style>
    <style:style style:name="P7" style:family="paragraph" style:parent-style-name="Standard">
      <style:text-properties style:font-name="Linux Biolinum G" officeooo:rsid="0016cbb4" officeooo:paragraph-rsid="0016cbb4"/>
    </style:style>
    <style:style style:name="T1" style:family="text">
      <style:text-properties officeooo:rsid="000d2be4"/>
    </style:style>
    <style:style style:name="T2" style:family="text">
      <style:text-properties officeooo:rsid="000dd381"/>
    </style:style>
    <style:style style:name="T3" style:family="text">
      <style:text-properties officeooo:rsid="000e10cb"/>
    </style:style>
    <style:style style:name="T4" style:family="text">
      <style:text-properties officeooo:rsid="0010bfb6"/>
    </style:style>
    <style:style style:name="T5" style:family="text">
      <style:text-properties officeooo:rsid="0012dc3b"/>
    </style:style>
    <style:style style:name="T6" style:family="text">
      <style:text-properties officeooo:rsid="00148a91"/>
    </style:style>
    <style:style style:name="T7" style:family="text">
      <style:text-properties officeooo:rsid="0016cbb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he Menu Options</text:h>
      <text:p text:style-name="P2"><text:span text:style-name="T1">[</text:span>1]<text:tab/>Add a new project to the database.</text:p>
      <text:p text:style-name="P5">[2]<text:tab/>Add a new person to the database.</text:p>
      <text:p text:style-name="P6">[<text:span text:style-name="T7">3</text:span>]<text:tab/><text:span text:style-name="T2">Update information about existing projects.</text:span></text:p>
      <text:p text:style-name="P6"><text:span text:style-name="T7">[4]<text:tab/>Update information about existing people.</text:span><text:span text:style-name="T2"><text:line-break/>[</text:span><text:span text:style-name="T7">5</text:span><text:span text:style-name="T2">]<text:tab/>Delete a Project and the </text:span><text:span text:style-name="T3">P</text:span><text:span text:style-name="T2">eople associated with it.</text:span></text:p>
      <text:p text:style-name="P3">[<text:span text:style-name="T7">6</text:span>]<text:tab/>Finalize an existing project.</text:p>
      <text:p text:style-name="P3">[<text:span text:style-name="T7">7</text:span>]<text:tab/>Show unfinished projects.</text:p>
      <text:p text:style-name="P3">[<text:span text:style-name="T7">8</text:span>]<text:tab/><text:span text:style-name="T5">Show</text:span><text:span text:style-name="T4"> projects past their due date.</text:span></text:p>
      <text:p text:style-name="P4">[<text:span text:style-name="T7">9</text:span>]<text:tab/>Select, and show, a project by <text:span text:style-name="T6">project number</text:span>.</text:p>
      <text:p text:style-name="P4">[<text:span text:style-name="T7">10</text:span>]<text:tab/>Select, and show, a project by <text:span text:style-name="T6">project name</text:span>.</text:p>
      <text:p text:style-name="P7">[0]<text:tab/>Exit the Main Menu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dd38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4T12:57:40.395000000</meta:creation-date>
    <dc:date>2023-04-14T13:49:00.835000000</dc:date>
    <meta:editing-duration>PT51M15S</meta:editing-duration>
    <meta:editing-cycles>10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11" meta:word-count="80" meta:character-count="461" meta:non-whitespace-character-count="392"/>
  </office:meta>
</office:document-meta>
</file>